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7" style:family="graphic" style:parent-style-name="standard">
      <style:graphic-properties draw:stroke="none" draw:fill="none" draw:opacity="100%" draw:textarea-horizontal-align="justify" draw:textarea-vertical-align="middle" draw:auto-grow-height="false" fo:min-height="2.45cm" fo:min-width="18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9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6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0pt" style:font-size-asian="10pt" style:font-size-complex="10pt"/>
    </style:style>
    <style:style style:name="T3" style:family="text">
      <style:text-properties style:text-position="-33% 58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1cm" svg:x="8.5cm" svg:y="4.5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9cm" svg:y1="5cm" svg:x2="2.5cm" svg:y2="5cm">
          <text:p/>
        </draw:line>
        <draw:frame draw:style-name="gr3" draw:text-style-name="P3" draw:layer="layout" svg:width="0.781cm" svg:height="0.747cm" svg:x="1.3cm" svg:y="4.1cm">
          <draw:text-box>
            <text:p><text:span text:style-name="T1">v</text:span></text:p>
          </draw:text-box>
        </draw:frame>
        <draw:custom-shape draw:style-name="gr4" draw:text-style-name="P2" xml:id="id1" draw:id="id1" draw:layer="layout" svg:width="0.8cm" svg:height="0.8cm" svg:x="6.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5.912cm" svg:y="4.699cm">
          <draw:text-box>
            <text:p text:style-name="P4"><text:span text:style-name="T2">+</text:span></text:p>
          </draw:text-box>
        </draw:frame>
        <draw:connector draw:style-name="gr2" draw:text-style-name="P2" draw:layer="layout" svg:x1="6.9cm" svg:y1="5cm" svg:x2="8.5cm" svg:y2="5cm" draw:start-shape="id1" draw:start-glue-point="10" draw:end-shape="id2" draw:end-glue-point="3" svg:d="M6900 5000h1600" svg:viewBox="0 0 1601 1">
          <text:p/>
        </draw:connector>
        <draw:custom-shape draw:style-name="gr1" draw:text-style-name="P1" xml:id="id3" draw:id="id3" draw:layer="layout" svg:width="2cm" svg:height="1cm" svg:x="2.5cm" svg:y="4.5cm">
          <text:p text:style-name="P4"><text:span text:style-name="T1">S</text:span><text:span text:style-name="T3">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5cm" svg:y1="5cm" svg:x2="6.1cm" svg:y2="5cm" draw:start-shape="id3" draw:start-glue-point="1" draw:end-shape="id1" draw:end-glue-point="6" svg:d="M4500 5000h1600" svg:viewBox="0 0 1601 1">
          <text:p/>
        </draw:connector>
        <draw:custom-shape draw:style-name="gr1" draw:text-style-name="P1" xml:id="id4" draw:id="id4" draw:layer="layout" svg:width="2cm" svg:height="1cm" svg:x="12cm" svg:y="4.5cm">
          <text:p text:style-name="P4"><text:span text:style-name="T1">S</text:span><text:span text:style-name="T3">4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5cm" svg:y1="5cm" svg:x2="12cm" svg:y2="5cm" draw:start-shape="id2" draw:start-glue-point="1" draw:end-shape="id4" draw:end-glue-point="3" svg:d="M10500 5000h1500" svg:viewBox="0 0 1501 1">
          <text:p/>
        </draw:connector>
        <draw:custom-shape draw:style-name="gr1" draw:text-style-name="P1" xml:id="id5" draw:id="id5" draw:layer="layout" svg:width="2cm" svg:height="1cm" svg:x="15.501cm" svg:y="4.5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764cm" svg:height="0.747cm" svg:x="18.603cm" svg:y="4.102cm">
          <draw:text-box>
            <text:p><text:span text:style-name="T1">z</text:span></text:p>
          </draw:text-box>
        </draw:frame>
        <draw:connector draw:style-name="gr2" draw:text-style-name="P2" draw:layer="layout" svg:x1="14cm" svg:y1="5cm" svg:x2="15.501cm" svg:y2="5cm" draw:start-shape="id4" draw:start-glue-point="1" draw:end-shape="id5" draw:end-glue-point="3" svg:d="M14000 5000h1501" svg:viewBox="0 0 1502 1">
          <text:p/>
        </draw:connector>
        <draw:line draw:style-name="gr2" draw:text-style-name="P2" xml:id="id6" draw:id="id6" draw:layer="layout" svg:x1="17.5cm" svg:y1="5cm" svg:x2="19.5cm" svg:y2="5cm">
          <text:p/>
        </draw:line>
        <draw:custom-shape draw:style-name="gr1" draw:text-style-name="P1" xml:id="id7" draw:id="id7" draw:layer="layout" svg:width="2cm" svg:height="1cm" svg:x="12cm" svg:y="3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8cm" svg:height="2.7cm" svg:x="0.8cm" svg:y="2.9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.75cm" svg:x1="18.5cm" svg:y1="5cm" svg:x2="14cm" svg:y2="3.5cm" draw:start-shape="id6" draw:start-glue-point="0" draw:end-shape="id7" draw:end-glue-point="1" svg:d="M18500 5000v-1500h-4500" svg:viewBox="0 0 4501 1501">
          <text:p/>
        </draw:connector>
        <draw:connector draw:style-name="gr2" draw:text-style-name="P2" draw:layer="layout" svg:x1="12cm" svg:y1="3.5cm" svg:x2="6.5cm" svg:y2="4.6cm" draw:start-shape="id7" draw:start-glue-point="3" draw:end-shape="id1" draw:end-glue-point="4" svg:d="M12000 3500h-5500v1100" svg:viewBox="0 0 5501 1101">
          <text:p/>
        </draw:connector>
        <draw:frame draw:style-name="gr8" draw:text-style-name="P5" draw:layer="layout" svg:width="0.788cm" svg:height="0.602cm" svg:x="6.212cm" svg:y="4.499cm">
          <draw:text-box>
            <text:p text:style-name="P4"><text:span text:style-name="T2">-</text:span></text:p>
          </draw:text-box>
        </draw:frame>
        <draw:frame draw:style-name="gr9" draw:text-style-name="P4" draw:layer="layout" svg:width="1.213cm" svg:height="0.873cm" svg:x="12.394cm" svg:y="3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4" draw:layer="layout" svg:width="1.635cm" svg:height="0.907cm" svg:x="8.683cm" svg:y="4.5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4" draw:layer="layout" svg:width="1.64cm" svg:height="0.907cm" svg:x="15.684cm" svg:y="4.54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10:09:43.632132849</dc:date>
    <meta:editing-duration>PT53M17S</meta:editing-duration>
    <meta:editing-cycles>26</meta:editing-cycles>
    <meta:generator>LibreOffice/6.1.5.2$Linux_X86_64 LibreOffice_project/1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frac>
      <msub>
        <mi mathvariant="normal">S</mi>
        <mn>7</mn>
      </msub>
      <mrow>
        <msub>
          <mi mathvariant="normal">S</mi>
          <mn>2</mn>
        </msub>
        <mo stretchy="false">∗</mo>
        <msub>
          <mi mathvariant="normal">S</mi>
          <mn>5</mn>
        </msub>
      </mrow>
    </mfrac>
    <annotation encoding="StarMath 5.0">{S_7} over {S_2*S_5} </annotation>
  </semantics>
</math>
</file>

<file path=Object 2/content.xml><?xml version="1.0" encoding="utf-8"?>
<math xmlns="http://www.w3.org/1998/Math/MathML" display="block">
  <semantics>
    <mfrac>
      <msub>
        <mi mathvariant="normal">S</mi>
        <mn>2</mn>
      </msub>
      <mrow>
        <mn>1</mn>
        <mo stretchy="false">+</mo>
        <mrow>
          <msub>
            <mi mathvariant="normal">S</mi>
            <mn>2</mn>
          </msub>
          <mo stretchy="false">∗</mo>
          <msub>
            <mi mathvariant="normal">S</mi>
            <mn>3</mn>
          </msub>
        </mrow>
      </mrow>
    </mfrac>
    <annotation encoding="StarMath 5.0">{S_2} over {1+S_2*S_3} </annotation>
  </semantics>
</math>
</file>

<file path=Object 3/content.xml><?xml version="1.0" encoding="utf-8"?>
<math xmlns="http://www.w3.org/1998/Math/MathML" display="block">
  <semantics>
    <mfrac>
      <msub>
        <mi mathvariant="normal">S</mi>
        <mn>5</mn>
      </msub>
      <mrow>
        <mn>1</mn>
        <mo stretchy="false">+</mo>
        <mrow>
          <msub>
            <mi mathvariant="normal">S</mi>
            <mn>5</mn>
          </msub>
          <mo stretchy="false">∗</mo>
          <msub>
            <mi mathvariant="normal">S</mi>
            <mn>6</mn>
          </msub>
        </mrow>
      </mrow>
    </mfrac>
    <annotation encoding="StarMath 5.0">{S_5} over {1+S_5*S_6} </annotation>
  </semantics>
</math>
</file>